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0084" officeooo:paragraph-rsid="00000084"/>
    </style:style>
    <style:style style:name="P2" style:family="paragraph" style:parent-style-name="Standard">
      <style:text-properties fo:font-weight="bold" officeooo:rsid="00000084" officeooo:paragraph-rsid="00000084" style:font-weight-asian="bold" style:font-weight-complex="bold"/>
    </style:style>
    <style:style style:name="P3" style:family="paragraph" style:parent-style-name="Standard">
      <style:text-properties fo:font-weight="bold" officeooo:rsid="0001e116" officeooo:paragraph-rsid="0001e116" style:font-weight-asian="bold" style:font-weight-complex="bold"/>
    </style:style>
    <style:style style:name="P4" style:family="paragraph" style:parent-style-name="Standard">
      <style:text-properties fo:font-weight="bold" officeooo:rsid="00023f77" officeooo:paragraph-rsid="00023f77" style:font-weight-asian="bold" style:font-weight-complex="bold"/>
    </style:style>
    <style:style style:name="P5" style:family="paragraph" style:parent-style-name="Standard">
      <style:text-properties fo:font-weight="bold" officeooo:rsid="0002752e" officeooo:paragraph-rsid="0002752e" style:font-weight-asian="bold" style:font-weight-complex="bold"/>
    </style:style>
    <style:style style:name="P6" style:family="paragraph" style:parent-style-name="Standard">
      <style:text-properties officeooo:rsid="0001e116" officeooo:paragraph-rsid="0001e116"/>
    </style:style>
    <style:style style:name="P7" style:family="paragraph" style:parent-style-name="Standard">
      <style:text-properties officeooo:rsid="00023f77" officeooo:paragraph-rsid="00023f77"/>
    </style:style>
    <style:style style:name="P8" style:family="paragraph" style:parent-style-name="Standard">
      <style:text-properties officeooo:rsid="0002752e" officeooo:paragraph-rsid="0002752e"/>
    </style:style>
    <style:style style:name="P9" style:family="paragraph" style:parent-style-name="Standard">
      <style:text-properties officeooo:rsid="0002752e" officeooo:paragraph-rsid="0002752e"/>
    </style:style>
    <style:style style:name="P10" style:family="paragraph" style:parent-style-name="Standard">
      <style:text-properties officeooo:rsid="00035f87" officeooo:paragraph-rsid="00035f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TWORKS: DEFINITION AND WHY WE STUDY THEM?</text:p>
      <text:p text:style-name="P1">So we're going to begin by giving you a basic idea about what a network is, and why we want to study networks. So a network is simply a set of objects, which we call nodes, that have some relationships between each other, which we call edges. And why do we want to study networks? So the first reason why we want to study networks, is because networks are everywhere. So what I'm going to do, is I'm going to show you how network shows up in a bunch of different settings. So the first kind of network that we are going to look at are social networks. And in social networks the nodes are people, and the connections between the nodes represent some type relationship between the people in the network. So here we see an example of 34 people who belong to a karate club, and the network represents friendship between them. In this example, node number one, which you see right here, is the instructor in the karate club and everybody else is a student in the karate club. This other example is a network of friendship, marital tie, and family tie among 2,200 people. Here the edges are colored to represent the particular type of relationship between the nodes. And then next we have an e-mail communication network. So the other two networks we saw were in relationships that were happening in the offline world, but networks can also be constructed based on relationships that happen in the online world. So here in this example, we have a network between 436 HP employees and the edges represent communication through email.</text:p>
      <text:p text:style-name="P1">Play video starting at :1:31 and follow transcript1:31</text:p>
      <text:p text:style-name="P1">We can also have transportation and mobility networks. So in this example, we see a network of directed flights between the different airports around the world.</text:p>
      <text:p text:style-name="P1">Play video starting at :1:41 and follow transcript1:41</text:p>
      <text:p text:style-name="P1">And there's human mobility network that is based on the location of dollar bills using the words George website, where people look at their dollar bills, tells the website where they are located. And then this bill can be track when other people update the location of this bill. We can see this bill has travel throughout the United States, and here is the network I gets more by tracking bills movement.</text:p>
      <text:p text:style-name="P1">Play video starting at :2:5 and follow transcript2:05</text:p>
      <text:p text:style-name="P1">And here we have a network that represents the bus transportation network of Ann Arbor. And here the edges represent direct bus routes from one stop to the next stop. Here also information networks, so in this example, we see network where the nodes are political blogs and then edges represent connections between the blogs through URLs. So who links to, what blog links to which blog? And what we see here is that they're colored by one of their left wing or right wing. And what we see is that left-wing blogs tend to connect mainly to left-wing blogs, and right-wing blogs tend to connect mainly to right-wing blogs, but there are not a lot of connections that go from one to the other. So we call this clustering, there's a lot of clustering between the two types of blogs.</text:p>
      <text:p text:style-name="P1">Play video starting at :2:59 and follow transcript2:59</text:p>
      <text:p text:style-name="P1">Here is the network that represents the Internet connectivity, and here's a network between Wikipedia articles about climate change. The ideas also represent URL connections or direct connections between one article in the next. And here we can also see that there is some clustering happening. So the colors represent different sub-topping within climate change, and we can see that they are clustered by the different sub-toppings.</text:p>
      <text:p text:style-name="P1">Play video starting at :3:28 and follow transcript3:28</text:p>
      <text:p text:style-name="P1">Networks also show up in biology, so here's an example of a protein to protein interaction. So the nodes are proteins and they're connected by where they interact with each other.</text:p>
      <text:p text:style-name="P1">Play video starting at :3:38 and follow transcript3:38</text:p>
      <text:p text:style-name="P1">And here is a network that represent a food web, so what animals eat what animals.</text:p>
      <text:p text:style-name="P1">Play video starting at :3:45 and follow transcript3:45</text:p>
      <text:p text:style-name="P1">And I could continue showing more and more different types of networks. So we can have financial networks, co-authorship networks, trade networks, citation network, and on, and on, and on. So this can give you a sense that networks tend to show up in all different types of context. In this course, we're going to focus mainly on social networks, but networks in general are useful to study in many other types of context.</text:p>
      <text:p text:style-name="P1">Play video starting at :4:8 and follow transcript4:08</text:p>
      <text:p text:style-name="P1"><text:soft-page-break/>Okay, so networks tend to be everywhere, but is that enough of reason why we should study them? What kinds of things can we do when we take some complex phenomena and represented as a network, is there something we can understand better about this phenomena by studying the structure of the network? And the answer is, yes, there are plenty of things we can do. So I'm going to give you some examples. Let's go back to this email communication network among the 436 HP employees. The kinds of questions that we can answer by looking at the structure of the network are things like, if there's a rumor that starts in some part of the network, is it likely to spread through the whole network?</text:p>
      <text:p text:style-name="P1">Play video starting at :4:50 and follow transcript4:50</text:p>
      <text:p text:style-name="P1">And who are the most influential people in this organization? Is the rumor that's starting on say, some node that's sort of like on the outskirts of the network more or less likely to be spread than if it were to be started by somebody who's more central to the network, like someone around this area? These are the kinds of things that we can start to analyze and understand by looking at the structures of a network.</text:p>
      <text:p text:style-name="P1">Play video starting at :5:16 and follow transcript5:16</text:p>
      <text:p text:style-name="P1">Looking at, again, the friendship network between the karate club members, we can answer things like, is this club likely to split into two different clubs? And actually the story is that, this is exactly what happens. If you could try to guess which member is going to join which club after it splits, you can look at the structure of this network and make a pretty educated guess. And it turns out that, as you can probably see from just looking at this network, the division between the club happens around here where the nodes on the left side of this line go to one club, and then the ones on the right go to the other club.</text:p>
      <text:p text:style-name="P1">Play video starting at :5:55 and follow transcript5:55</text:p>
      <text:p text:style-name="P1">If we look at a network of transportation network of direct flights around the world, can we answer the questions like, if there's an epidemic or a virus spreading in the world, are there airports that we have to pay more attention to than others?</text:p>
      <text:p text:style-name="P1">Play video starting at :6:9 and follow transcript6:09</text:p>
      <text:p text:style-name="P1">Or if there are certain parts of the world that are harder to reach through air transportation, what are key connections we can make to make those areas easier to reach? These are all questions that we can study by looking at the structure of social network, and a lot of which we're going to be, and asking again later on in the course, and giving you the tools that you need to be able to begin to understand these types of questions.</text:p>
      <text:p text:style-name="P1">Play video starting at :6:33 and follow transcript6:33</text:p>
      <text:p text:style-name="P1">So in summary, many complex structures can be modeled through networks. So we saw examples from social networks from biology networks, transportation networks, and so on.</text:p>
      <text:p text:style-name="P1">Play video starting at :6:44 and follow transcript6:44</text:p>
      <text:p text:style-name="P1">And by studying the structure of these networks, we can start to answer questions that are pretty complex. And that a deal with very complex relationships and networks allow us to make those relationships, or to make those complex phenomena simpler by representing them as a network and then using certain tools that allow us to answer that. And so, in this course we're going to cover some of the basic techniques to study social networks and answer some very interesting questions about them.</text:p>
      <text:p text:style-name="P1"/>
      <text:p text:style-name="P3">NETWORK DEFINITION AND VOCABULARY</text:p>
      <text:p text:style-name="P6">Last time we talked about why we want to study social networks. And how social networks show up in all kinds of places and can allow us to answer very cool questions about the complex phenomenon. Today, we're going to get a little more details about the different network definitions and vocabulary we're going to use through the course. And we're going to start talking a little bit about how we can use NetworkX in Python to build some of the different types of networks that we're going to be looking at. So first of all, a network or a graph, which we also call a graph, is a representation of connections among different sets. So here's an example of a set of things which we call nodes, just circles that have labels A through G. So we call these things nodes or vertices. And <text:soft-page-break/>then there are connections between them that can represent various different things. And we call these connections edges, or sometimes we call them links or ties as well.</text:p>
      <text:p text:style-name="P6">Play video starting at :1:2 and follow transcript1:02</text:p>
      <text:p text:style-name="P6">And we're going to use NetworkX in Python in order to work with some of the networks that we look at. So the first thing you need to know is how to create a network in NetworkX.</text:p>
      <text:p text:style-name="P6">Play video starting at :1:13 and follow transcript1:13</text:p>
      <text:p text:style-name="P6">So the first thing we're going to do is import networkx as nx. And then we're going to use the class Graph in order to represent this network that we see here. So here I'm making G an instance of one of those graphs. And then what I can do is I can add edges. So for example here, I'm adding the edge A, B, which is this edge right here. And then I would add the next edge, which would be the edge B, C. And I could continue adding all the other edges. Now notice that I haven't added the nodes themselves. And so when you add the edge, if the nodes that you're adding, the pairs of nodes that you're adding are not in the graph already, NetworkX will automatically add them to the graph. So that's pretty cool. Now let's go back to a network that we had seen before. This is a network between people and the edges here represent friendship, marital ties and family ties among 2,200 people. When you look at this network one thing that you can see is that these edges are mostly symmetric relationships. And by that I mean if A is a friend of B, then B is also a friend of A. Or at least most of the time, that's the case. And so this network has symmetric relationships.</text:p>
      <text:p text:style-name="P6">Play video starting at :2:29 and follow transcript2:29</text:p>
      <text:p text:style-name="P6">But that doesn't always have to be the case. So if you look at this network, which represents what animals eat other animals, these relationships are very asymmetric. For example, it's very different if you have an edge pointing from the fish to the eagle.</text:p>
      <text:p text:style-name="P6">Play video starting at :2:44 and follow transcript2:44</text:p>
      <text:p text:style-name="P6">That says that the eagle eats the fish, rather than the other way around. So the direction of the edge in this network has a very important meaning to what the edge is trying to represent. So this suggests that we need at least two different types of networks. Some that are undirected, meaning the edges don't have any direction, or that the direction of the edge is not really important, and we call these undirected edges. And in NetworkX we use the class Graph to represent these types of networks, just like I showed you before.</text:p>
      <text:p text:style-name="P6">Play video starting at :3:15 and follow transcript3:15</text:p>
      <text:p text:style-name="P6">But if we wanted to have a network that actually has direction, like the food web example, then you would need directed edges. And to use NetworkX to represent the network like this, we would use the class DiGraph, which is directed graph. And then we would add the edges. So we will be adding the edge B, A and then the edge B, C. And notice that now the order matters. So it's very different to add the edge B, C than adding the edge C, B, because now these have directions.</text:p>
      <text:p text:style-name="P6">Play video starting at :3:50 and follow transcript3:50</text:p>
      <text:p text:style-name="P6">The next type of network we're going to look at is the weighted network. The intuition here is that in some networks, some edges carry different weight than others. And so we want a way of capturing this. Let me start with an example of such a network. Here's a network where the nodes are people and then the edges represent how many times they had lunch together. These are coworkers. And so if you look for example at edge A, B, A and B had lunch together six times. Whereas the edge C, E, which says that the nodes C and E had lunch together 25 times. Those are two very different relationships, and so we want a way of capturing this weight. And so weighted network is a network where edges are assigned a particular weight, typically a numerical weight, that has some meaning in the relationship between the two nodes.</text:p>
      <text:p text:style-name="P6">Play video starting at :4:41 and follow transcript4:41</text:p>
      <text:p text:style-name="P6">In NetworkX, we can represent these types of networks also by using the class Graph. But what we're going to do is when we add an edge, for example the edge A, B, we're going to add an attribute weight, which will have the value 6. And this will allow us to capture these weights on the graph.</text:p>
      <text:p text:style-name="P6">Play video starting at :4:57 and follow transcript4:57</text:p>
      <text:p text:style-name="P6">Same thing with the edge B, C, which has a weight of 13, and so on.</text:p>
      <text:p text:style-name="P6"><text:soft-page-break/>Play video starting at :5:4 and follow transcript5:04</text:p>
      <text:p text:style-name="P6">The next type of network we're going to look at is the signed network. Now, some networks can carry information about friendship but also about antagonism between people, which could happened due to conflict or disagreement. So, for example, the websites Epinions and Slashdot give people the ability to declare not only who their friends are, but also who their enemies are.</text:p>
      <text:p text:style-name="P6">Play video starting at :5:26 and follow transcript5:26</text:p>
      <text:p text:style-name="P6">So now let's look at this network that represents who in this network are friends with each other and who are enemies with each other. We'd like to have a way of capturing this. And this is called a signed network, and now the edges, instead of having a weight, they have a positive or negative sign that represents whether the people are friends or enemies.</text:p>
      <text:p text:style-name="P6">Play video starting at :5:45 and follow transcript5:45</text:p>
      <text:p text:style-name="P6">And we can also construct these types of networks in NetworkX using the class Graph. And now instead of adding an attribute weight to the edge, we're going to add an attribute which we call sign. And so the edge A, B will have a positive sign. And then the edge B, C will have a negative sign.</text:p>
      <text:p text:style-name="P6">Play video starting at :6:8 and follow transcript6:08</text:p>
      <text:p text:style-name="P6">So edges can have weights, they can have signs, but they can have a bunch of other things when you think about it. So here's another example. Now these edges are colored, and they're colored to represent a particular type of relationship between two nodes. So here we have nodes who are family members or who are friends or who are coworkers or who are neighbors. So in order to represent something like this as you might imagine, you can just use another type of attribute when you add the edge. In this case we call it relation, so when we add the edge A, B, because it has a blue color here, that means they're friends, then we're going to add the attribute relation and we're going to give it the value friend.</text:p>
      <text:p text:style-name="P6">Play video starting at :6:51 and follow transcript6:51</text:p>
      <text:p text:style-name="P6">Same thing with coworker relationship between B and C. And then the family relationship between D and E. So in general, we can have any type of attribute when we add these edges, we can give the edge any type of attribute that we want.</text:p>
      <text:p text:style-name="P6">Play video starting at :7:8 and follow transcript7:08</text:p>
      <text:p text:style-name="P6">So the next type of network we're going to look at are called multigraphs. Intuition for multigraphs is that for a single pair of of nodes, there is no reason why they shouldn't be able to have many different relationships at the same time.</text:p>
      <text:p text:style-name="P6">Play video starting at :7:21 and follow transcript7:21</text:p>
      <text:p text:style-name="P6">So let's go back to the example we were looking at. In this graph, the edges represent some type of relationship between the nodes, which could be family, friend, coworker, or neighbor.</text:p>
      <text:p text:style-name="P6">Play video starting at :7:31 and follow transcript7:31</text:p>
      <text:p text:style-name="P6">There is nothing that stops any two nodes from having two kinds of relationships at the same time. So, for example, this network, in general, could look more like this. Where now the relationship between nodes A and B is not only that they're friends, but they're also neighbors. Or the relationship between G and F is not only that they're family members, but they're also coworkers, and so on.</text:p>
      <text:p text:style-name="P6">Play video starting at :7:58 and follow transcript7:58</text:p>
      <text:p text:style-name="P6">And so this is called a multigraph. It's a network where multiple edges can connect the same pair of nodes. They're also called parallel edges.</text:p>
      <text:p text:style-name="P6">Play video starting at :8:7 and follow transcript8:07</text:p>
      <text:p text:style-name="P6">And in NetworkX, we're going to use a different class in order to represent multigraphs, which is the MultiGraph class. And what we're going to do is when we add an edge to a multigraph, and we're going to add it and give it a particular attribute. And if we want to add a second edge with a different attribute, we can add it again and give it a different attribute. And in fact, you don't have to even give it attributes to a multigraph. You can just simply add multiple parallel edges. And then the multigraph class will capture how many edges there are between a given pair of nodes. In this case, we are looking at different relationships, so we are using the attributes.</text:p>
      <text:p text:style-name="P6">Play video starting at :8:46 and follow transcript8:46</text:p>
      <text:p text:style-name="P6"><text:soft-page-break/>And we would add the rest of the edges.</text:p>
      <text:p text:style-name="P6">Play video starting at :8:49 and follow transcript8:49</text:p>
      <text:p text:style-name="P6">So in summary, what we saw in this video is that we have many different types of networks. We have undirected networks or undirected graphs, which we use the Graph class in order to represent them. We have directed graphs for which we use the DiGraph class. We have sign networks for which we use the Graph class but we assign attribute to the edges when we add them. We have multigraphs, and for those we use the MultiGraph class, and those can handle multiple edges for each pair of notes. And then we have the weighted networks for which we add a weight attribute in the edges when we add the edges. Thanks for listening to this lecture, and I will see you at the next one.</text:p>
      <text:p text:style-name="P6"/>
      <text:p text:style-name="P4">NODE AND EDGE ATTRIBUTES</text:p>
      <text:p text:style-name="P7">Last time we saw how we can add attributes to the edges on NetworkX in order to represent different values that they might have on the network. So here is an example of a network where the color of the edges represent the relationship between the nodes. And then there's a number on the edges that represents how many times they had lunch together. So when we were using NetworkX to construct some of these graphs, we would simply add attributes to the edges when we added them. So here we added the weight of the edge and also their relation, and the same thing for all the other edges.</text:p>
      <text:p text:style-name="P7">Play video starting at ::45 and follow transcript0:45</text:p>
      <text:p text:style-name="P7">So what we're going to do in this video is we're going to learn how to access this information once we've loaded it up. So, let's say you have a network that you constructed on Python and the edges have attributes, how do we access these attributes? And how do we get information about these edges once they're constructed?</text:p>
      <text:p text:style-name="P7">Play video starting at :1:5 and follow transcript1:05</text:p>
      <text:p text:style-name="P7">And so the first thing is, if we just use the function edges, this will give us a list of all the edges of the network. So far I've only added two so this will give us the two edges that I've added. Now if you wanted to get a little more data on these edges, then you would use the same function edges, but now you would say data equals true. And now these will list all the edges with the attributes that they have. So, for each edge, you would get the two nodes A, B, as well as a dictionary for the different attributes that, that edge has. In this case, relation and weight, and same thing for the other edges.</text:p>
      <text:p text:style-name="P7">Play video starting at :1:47 and follow transcript1:47</text:p>
      <text:p text:style-name="P7">Now, let's say you only wanted the information about the edges for a particular attribute, then you can say data equals relation, for example. The particular attribute you're interested in. And now you will get triplets, that will have the two nodes and then the value of the attribute relations. So in this case, A, B will have family. And B, C will have friend.</text:p>
      <text:p text:style-name="P7">Play video starting at :2:11 and follow transcript2:11</text:p>
      <text:p text:style-name="P7">But what if you wanted to access the attributes of a specific edge, rather than getting the full list of edges with all the attributes?</text:p>
      <text:p text:style-name="P7">Play video starting at :2:20 and follow transcript2:20</text:p>
      <text:p text:style-name="P7">You can do that by using edge rather than edges, and then saying which edge you have by showing the two nodes, the two endpoints of the edge. And then this would return a dictionary that will have each one of the attributes of that edge.</text:p>
      <text:p text:style-name="P7">Play video starting at :2:37 and follow transcript2:37</text:p>
      <text:p text:style-name="P7">You can also just specify which particular attribute you're interested in. So for example, if you wanted to know what the weight of the edge B, C is, then you would do it this way, and then it will tell you it's 13, as shown right here.</text:p>
      <text:p text:style-name="P7">Play video starting at :2:51 and follow transcript2:51</text:p>
      <text:p text:style-name="P7">Now notice that because this graph is an undirected graph, then the order in which we place the end points of the edge does not matter, right? So if you ask for the weight of the edge B, C, the answer <text:soft-page-break/>is 13. But if you were to ask for the weight of the edge C, B, you would get the same thing because this is an undirected graph and the order doesn't matter.</text:p>
      <text:p text:style-name="P7">Play video starting at :3:16 and follow transcript3:16</text:p>
      <text:p text:style-name="P7">What if you have a directed case? So now this is the network, the same kind of thing but now you have direction on the edges.</text:p>
      <text:p text:style-name="P7">Play video starting at :3:24 and follow transcript3:24</text:p>
      <text:p text:style-name="P7">Well, then we would use the directed graph class and then we would add the edges in the exact same way we did before. And now, we would access the attributes of the edges in the same way. So here you would be asking for the weight of the edge C, B which is 13. But if you were to switch the order and now you're asking for the weight of the edge B, C, then you would get an error because this edge doesn't exist. So because you're using the directed graph class, the order matters and it also matters in the way that you access the attributes of the edge. Okay, now, let's generalize this to MultiGraphs, right? So as we saw before, the way you would represent a network like this is by using the MultiGraph class. And then you would add the edges and you would add the edges for the same pair of nodes multiple times. And sometimes you would give them different weights or different attributes in general. So here, we're adding the edge A, B twice with different weights and different relations.</text:p>
      <text:p text:style-name="P7">Play video starting at :4:33 and follow transcript4:33</text:p>
      <text:p text:style-name="P7">And same thing for C,B. So how do we access the attributes for these? Well, if you ask for the attributes of the edge A,B, then what happens is you will get a dictionary of the attributes of A, B. But you would get one dictionary for each one of the edges. So remember the edge A, B has two different edges with different attributes. So here you get the first edge, which is label zero, and is the first one you entered, will have a dictionary that has relation, family, and then weight six. And then another dictionary with the relationship friend that has weight 18, and that's the second answer that you added.</text:p>
      <text:p text:style-name="P7">Play video starting at :5:14 and follow transcript5:14</text:p>
      <text:p text:style-name="P7">And in this case, because this is an undirected graph, the order in which you do things doesn't matter. So in this example, I'm showing you how to get the weight for the edge A, B, and I'm specifying that I want the first edge. So I add this zero here, and then the answer is six.</text:p>
      <text:p text:style-name="P7">Play video starting at :5:33 and follow transcript5:33</text:p>
      <text:p text:style-name="P7">If I wanted the weight on the second edge, then this zero will be one. And then you would get the other weight which is 18. And because this is undirected, the ordered doesn't matter.</text:p>
      <text:p text:style-name="P7">Play video starting at :5:49 and follow transcript5:49</text:p>
      <text:p text:style-name="P7">Okay, now let's generalize to a graph that is MultiGraph. It's waited and it's also directed.</text:p>
      <text:p text:style-name="P7">Play video starting at :5:57 and follow transcript5:57</text:p>
      <text:p text:style-name="P7">For this kind of graph, we'll actually use a class we haven't seen before which is the MultiDiGraph, which stands for multi directive graph. And of course, now the edges have direction and there can be multiple edges between any two pairs of nodes. And so we'll add the edges in the same way we did before. But now we have to be careful to add them in the right direction, right? So we write A, B rather than B, A because the edge that we're adding has a particular direction. The same thing for the other ones. And when you would access the attributes of these in just the exact same way. But now the order matters, so if I ask for the edge, the way for the first edge A, B, then I would get six. But if I were to ask for the weight of the first edge B, A, I would get an error because that edge doesn't exist. Okay, so we've talked about how to add attributes and how to access attributes of edges. But we could also imagine having attributes stored on the nodes. So let's go back to this example of how many times coworkers had lunch together in a particular company, and what kind of relationship they have. You could imagine that the nodes can also have a particular attribute, so in this case, imagine they're colored by their role in the company. So some are managers, some are traders and some are analysts.</text:p>
      <text:p text:style-name="P7">Play video starting at :7:22 and follow transcript7:22</text:p>
      <text:p text:style-name="P7">Then we would want a way of capturing this, also, when we construct network in NetworkX, and what we can do is the following. So first, we're constructing the graph in the usual way that we <text:soft-page-break/>construct it. And then we would add the node attributes. So to add the node attributes, what we'll do is we'll use the function add_node, even though this node A is already added because we added the edge A, B, we would add it again. And now we'll give it an attribute role, and we'll say that the role of node A is trader.</text:p>
      <text:p text:style-name="P7">Play video starting at :7:53 and follow transcript7:53</text:p>
      <text:p text:style-name="P7">And node B is also trader, and C is a manager.</text:p>
      <text:p text:style-name="P7">Play video starting at :7:58 and follow transcript7:58</text:p>
      <text:p text:style-name="P7">And then to access those attributes, we'll do it in the following way. So first of all, if we just wanted to have the node, list of all the nodes, we can use the function nodes, and this will give us the three nodes that we've added. But if we wanted the attributes on the nodes, then just like we did for edges, we would say, data equals true. And it will give us a list of all the nodes. And along with each node, a dictionary with the attributes and the values for that node.</text:p>
      <text:p text:style-name="P7">Play video starting at :8:25 and follow transcript8:25</text:p>
      <text:p text:style-name="P7">And if we want to just for all, or a particular attribute for a particular node, then we would use node instead of nodes. And then specify which node we're at one, and which attribute we want. And they would say that node A is a manager.</text:p>
      <text:p text:style-name="P7">Play video starting at :8:42 and follow transcript8:42</text:p>
      <text:p text:style-name="P7">So in summary, in this lecture, we looked at how we add an access attributes for nodes, as well as edges. And depending on what we want, sometimes we want a list of all the edges, sometimes we're interested in a particular edge. Same thing for the node, sometimes we want to get a list of all the nodes, where there're attributes and sometimes we just want to get the attribute for a particular node.</text:p>
      <text:p text:style-name="P7">Play video starting at :9:7 and follow transcript9:07</text:p>
      <text:p text:style-name="P7">Thank you for listening to this video, and I hope to see you in the next one.</text:p>
      <text:p text:style-name="P7"/>
      <text:p text:style-name="P5">BIPARTITE GRAPHS</text:p>
      <text:p text:style-name="P8">So, in the past videos we've looked at different types of graphs. We've looked at undirected graphs, directed graphs, multi graphs, signed graphs, weighted graphs and so on. We haven't looked at a particular type of graph that is very interesting and useful for certain types of applications, and these are called bipartite graphs. So before I tell you what the actual definition of a bipartite graphs, let me give you a little sense for, in what kinds of cases they are important, or just a particular example of what describes bipartite graph. So, here's an example of fans of specific basketball teams. So the nodes on green A, B, C, D and E, are people who are fans of basketball teams, 1, 2, 3, and 4. And here the edges represent the fact that a particular fan is a fan of a particular team. So, one aspect of this graph is that you couldn't imagine that it would make sense to add an edge between the fans, right? Because fans are not fans of other fans, are fans of teams, or edges between the basketball teams, because basketball teams have fans, they're not really fans of other teams. So this graph has a particular structure that all the edges go from one set of nodes to another set of nodes. In this case, one set of nodes is fans and the other set of nodes is basketball teams. And that's exactly what a bipartite graphs is. So, just to be a little bit more specific, a graph is a bipartite graph if it has two sets of nodes which we call L and R, and every single edge connects a node from L to R. So, no edge connects a node from L to another node in L, and no edge connects a node in R to another node in R. And so in this particular example the two sets would be the sets of fans, this will be L, and the set of basketball teams which would be R. NetworkX does not have a separate class for bipartite graph, but it does have a set of algorithms that allow us to study them and to analyze them and to do things with them, and so for that we would import bipartite to get that set of algorithms. So, to construct these bipartite graph, what I'm going to do is I'm going to use the class graph. Like I said, there's no separate class for bipartite graphs. And now, well the first thing I'm going to do is I'm going to add the nodes, and to add the notes I'm going to use the function add nodes from rather than add nodes, and what this allows me to do, is to add a set of nodes from a list. So rather than adding one by one, I can add all of the nodes all at once, and then I'm going to give these set of nodes an attribute called bipartite, and I'm going to give that value zero. And what I'm basically <text:soft-page-break/>doing here is, I'm telling NetworkX that, these set of nodes are going to be one side of my bipartite graph. In this case will be the left side. And then I'll add the nodes from the other side. So I'll add nodes 1 through 4, and these will have value 1 for the bipartite attribute. And then I can add the edges, and same thing here, you can apply these to other cases not only when you're using this to construct bipartite graphs, but if you use the function add edges from, it allows you to add a list of edges rather than adding one edge at a time, which is very useful sometimes. Okay, so now we've constructed these bipartite graphs. Notice that I gave it the name B rather than G, just to, so it stands for bipartite. Okay, so what kinds of things can we do in NetworkX with bipartite graphs? So first thing, we can check if a particular graph is bipartite. So, for this would use a function A as bipartite, and this would say, yes it is bipartite. Now notice that if we were to add the edge A, B. So these would add the nodes like this right here. Then now the graph B is no longer bipartite, because there aren't two sets that are, such that all the edges go from one side to the other. I'm breaking the rule when I add this edge right here, and so then when I ask if B is bipartite, it would say false, because it's no longer bipartite. Let's remove edge A, B, to keep our graph bipartite. What else can you do? You can also check if a set of nodes it's a bipartition of the graph, and by that I mean, is this set of nodes one of the two sets of nodes, such that all the edges go from one set to the other. And so for example, if I construct this set X to be the nodes 1 through 4, I can ask if this set of nodes X is a bipartition of the graph B by using this function here, and then it would tell me yes, this is a bipartition of this graph B. Same thing if I were to add the nodes A through E, it would say that it is a bipartition. If I construct the set 1, 2, 3, 4 and the node A, and I ask whether that's a bipartition of the graph, then it would say no, it's false, because it's not true that all the edges go from this set 1, 2, 3, 4, A, through the rest of the nodes, and so this would be false. The other thing we can do is, if we don't know which two sets are the two bipartitions of the graph, then we can ask NetworkX to output those two sets. So if we say, sets of B, then it would output the two sets that are bipartitions of the graph. Notice that if we again add the edge A, B here, then B is no longer bipartite. And so what would happen if we ask for the two bipartitions of this graph B which is no longer a bipartite, well, we'll get an error that says graph is not bipartite. So, it's not possible to find the two sets. Let's remove again edge A, B, to keep our graph bipartite. Let's look at this slightly larger example of a bipartite graph that has the same meaning. So, on one side we have fans and on the other side we have basketball teams. Now imagine that you were interested in creating a network among the fans and have the edges represent some type of affinity in terms of what teams they follow. Whether they kind of tend to follow the same teams or not. This kind of network could be important for viral marketing. So, if two people tend to follow the same teams, they may also like the same other type of product, and so you would be interested in knowing who is likely to impact whom in terms of that other product, and the fact that they follow the same kinds of teams might give you that hint, and so these this kind of network could be useful for certain things. But let's just say that you're interested in constructing that network. Well, you can do this, and what it's called, it's called the L-bipartite graphs projection of the bipartite graph. And what it is, is a network among the nodes in one side of the group, in this case the L side, in this case the fans, where each pair of nodes is connected if they have a common neighbor in the R side of the bipartite graph. So, in this case, there would be exactly the network between the fans, such that they're connected if they have at least one team in common. You would have a similar definition for the R-bipartite graphs, so that would be a network among the basketball teams, and two teams will be connected if they have at least one fan in common. So, what would that network look like for the fans? So again this network of fans will have at least one team in common, this looks something like this. So in this network, the edge A, H, appears in the projection because both A and H are fans of Team 1, and the edge J, E, appears in this network because they're both fans of team 4. Okay, so you can actually get NetworkX to give you this projected network, and the way you do it is again you define the graph, you add all the edges. So we're constructing in this case the bipartite graph B, and now we defined the set X to be the set of fans, and then we'd use the function projected graph, and it takes the input B, which is the bipartite graph, and then X which is the set of nodes that you want the projected graph on, and then you get this network, so now this is the network P. Now, what if you wanted the <text:soft-page-break/>projected graph for the teams? So in this case you would now say X is the set of basketball teams, and then P will be the projected graph using that set, and then this is the network that would come out. So in this network, the nodes 1 and 2 are connected because they both have at least one fan in common. They have C common. But in fact as you can see here, they have also B and E in common. So, B, C and D are all fans of 1 and 2. Now, let's compare that with the edge 1 and 3, and edge 1 and 3 appears here in the projected graph because both teams 1 and 3 have H as a fan in common. But notice that it's only one fan. So edge 1, 3 has one fan in common, whereas 1, 2, has three. This suggests that we actually, probably would want to have weights on these edges. So we would want to know that actually 1 and 2, yes they have at least one in common but in this case is three, whereas 1 and 3, they have only one fan in common. So that's something we would like to capture, and indeed that's something you can capture. So this is called the L-bipartite weighted graph projection. And what it is is, well just like we saw, rather than just defining an edge in the projected graph to be, connect any two nodes that have at least one connection in common on the other side, now we're going to add weights on these edges, and their weights are going to be proportional to the number of common neighbors that they have. So, the weighted projected graph for the basketball teams would look like this now, where now we have the edges and we also have a number next to them that says how many common neighbors they have. And here I have the size of the edges B, also proportional to that weight, Just to show you visually the difference. And in NetworkX you can use the weighted projected graph to now output, not just the projected graph but the weighted projected graph in this case of the basketball teams. You could do the same thing for the set of fans. So in summary, in this video we've looked at bipartite graphs. The main thing is that, well the definition,</text:p>
      <text:p text:style-name="P8"><text:s/>right what it means. So, two sets of nodes and all the edges go from one side to the other and no edge goes from the set to itself. And then to construct them on NetworkX, we're not going to use a separate class, we use the same classes that we already know, but rather we use a set of algorithms that allow us to do certain things for bipartite graphs. Now, I will note that many of the algorithms that are available only work for the graph class, and so that's something you have to kind of be careful with. The kinds of things we looked at here, what you can do is you can check if a graph is bipartite. You can check if set of nodes is bipartition of the graph. You can actually try to get the two bipartitions of the graph if the graph is bipartite, if not then you'll get an error. And we talked also about the projected graphs, which can be useful like in the case of the fans and basketball teams. It would be useful to see what teams have fans in common and what fans have teams in common, and you can get these projections using NetworkX with the projected graph and the weighted projected graph which now adds not only an edge if the two teams have at least one fan in common but it actually captures how many. And this is the end of this lecture and I hope to see you in the next one.</text:p>
      <text:p text:style-name="P8"/>
      <text:p text:style-name="P8"/>
      <text:p text:style-name="P10">TA DEMONSTRATION: LOADING GRAPHS IN NETWORKX</text:p>
      <text:p text:style-name="P10"/>
      <text:p text:style-name="P8">Hi everyone, today we'll be looking at loading graphs using NetworkX.</text:p>
      <text:p text:style-name="P8">Play video starting at ::14 and follow transcript0:14</text:p>
      <text:p text:style-name="P8">Graphs come in a variety of different formats and can be a little tricky to know just how to read them into a NetworkX graph.</text:p>
      <text:p text:style-name="P8">Play video starting at ::21 and follow transcript0:21</text:p>
      <text:p text:style-name="P8">First, let's take a look at this graph I created G1, which we'll be loading in from various formats.</text:p>
      <text:p text:style-name="P8">Play video starting at ::28 and follow transcript0:28</text:p>
      <text:p text:style-name="P8">NetworkX has some built in functions for plotting graphs that we can use to visualize them if they aren't too large.</text:p>
      <text:p text:style-name="P8">Play video starting at ::35 and follow transcript0:35</text:p>
      <text:p text:style-name="P8">Let's use one of them, draw NetworkX to quickly visualize our new graph.</text:p>
      <text:p text:style-name="P8">Play video starting at ::47 and follow transcript0:47</text:p>
      <text:p text:style-name="P8"><text:soft-page-break/>Now let's take a look at how this graph looks like in a few different file formats and how to read each of these.</text:p>
      <text:p text:style-name="P8">Play video starting at ::55 and follow transcript0:55</text:p>
      <text:p text:style-name="P8">The first format we're going to look at is called the adjacency list.</text:p>
      <text:p text:style-name="P8">Play video starting at :1: and follow transcript1:00</text:p>
      <text:p text:style-name="P8">The adjacency list format is useful for graphs without nodes or edge attributes.</text:p>
      <text:p text:style-name="P8">Play video starting at :1:5 and follow transcript1:05</text:p>
      <text:p text:style-name="P8">Let's take a look at what the file G_adjlist.txt looks like.</text:p>
      <text:p text:style-name="P8">Play video starting at :1:10 and follow transcript1:10</text:p>
      <text:p text:style-name="P8">This format consists of lines with node labels. The first label in each line is the source node. All subsequent labels correspond to connected target nodes.</text:p>
      <text:p text:style-name="P8">Play video starting at :1:21 and follow transcript1:21</text:p>
      <text:p text:style-name="P8">For example, looking at the first line of G_adjlist.txt, we can see nodes 1, 2, 3, and 5 are all connected to node 0.</text:p>
      <text:p text:style-name="P8">Play video starting at :1:33 and follow transcript1:33</text:p>
      <text:p text:style-name="P8">Note that each line only adds nodes that weren't in previous lines as source nodes. For instance, in the second line of G_adjlist.txt, node 0 is not included because the connection between node 0 and 1 has already been accounted for.</text:p>
      <text:p text:style-name="P8">Play video starting at :1:49 and follow transcript1:49</text:p>
      <text:p text:style-name="P8">We can read in a graph in this format using NetworkX's read_adjlist function.</text:p>
      <text:p text:style-name="P8">Play video starting at :1:55 and follow transcript1:55</text:p>
      <text:p text:style-name="P8">We can also pass int to node type to make sure the nodes are read in as integers instead of this functions default, strings.</text:p>
      <text:p text:style-name="P8">Play video starting at :2:4 and follow transcript2:04</text:p>
      <text:p text:style-name="P8">Looking at the edges, we can see that these match up with our initialization of G1 above.</text:p>
      <text:p text:style-name="P8">Play video starting at :2:12 and follow transcript2:12</text:p>
      <text:p text:style-name="P8">The next format is called an adjacency matrix. Each element in the matrix indicates whether pairs of vertices are adjacent.</text:p>
      <text:p text:style-name="P8">Play video starting at :2:19 and follow transcript2:19</text:p>
      <text:p text:style-name="P8">For example, looking at NumPy array G_mat Node 0, corresponding to the first row of the array is adjacent to nodes 1, 2, 3, and 5.</text:p>
      <text:p text:style-name="P8">Play video starting at :2:31 and follow transcript2:31</text:p>
      <text:p text:style-name="P8">If this were a multigraph, we would see numbers larger than 1 in this matrix, indicating the number of edges between a pair of nodes.</text:p>
      <text:p text:style-name="P8">Play video starting at :2:39 and follow transcript2:39</text:p>
      <text:p text:style-name="P8">To convert an adjacency matrix into our network graph, just pass it into nx.graph.</text:p>
      <text:p text:style-name="P8">Play video starting at :2:46 and follow transcript2:46</text:p>
      <text:p text:style-name="P8">Looking at the edges, we can see these also match up with our previous graphs.</text:p>
      <text:p text:style-name="P8">Play video starting at :2:52 and follow transcript2:52</text:p>
      <text:p text:style-name="P8">Next, lets take a look at the edgelist format.</text:p>
      <text:p text:style-name="P8">Play video starting at :2:55 and follow transcript2:55</text:p>
      <text:p text:style-name="P8">The edgelist format is useful for graphs with simple edge attributes and without node attributes.</text:p>
      <text:p text:style-name="P8">Play video starting at :3:2 and follow transcript3:02</text:p>
      <text:p text:style-name="P8">This format is not good for networks with isolated nodes.</text:p>
      <text:p text:style-name="P8">Play video starting at :3:5 and follow transcript3:05</text:p>
      <text:p text:style-name="P8">Looking at the G_edgelist file, the first two columns might look familiar. Those are the node pairs corresponding to edges of the graph from above.</text:p>
      <text:p text:style-name="P8">Play video starting at :3:14 and follow transcript3:14</text:p>
      <text:p text:style-name="P8">But notice in this format, we can have additional columns for edge attributes.</text:p>
      <text:p text:style-name="P8">Play video starting at :3:20 and follow transcript3:20</text:p>
      <text:p text:style-name="P8">For example, we can see the edge from node 0 to node 1 has a weight of 4.</text:p>
      <text:p text:style-name="P8">Play video starting at :3:26 and follow transcript3:26</text:p>
      <text:p text:style-name="P8"><text:soft-page-break/>To load this graph in, we can use the read_edgelist function.</text:p>
      <text:p text:style-name="P8">Play video starting at :3:30 and follow transcript3:30</text:p>
      <text:p text:style-name="P8">The data parameter expects a list of tuples with names and types for edge data.</text:p>
      <text:p text:style-name="P8">Play video starting at :3:37 and follow transcript3:37</text:p>
      <text:p text:style-name="P8">Looking at this graph's edges, we can see that we've successfully loaded this graph including the weights.</text:p>
      <text:p text:style-name="P8">Play video starting at :3:44 and follow transcript3:44</text:p>
      <text:p text:style-name="P8">Note the type of the node in this example, the node is of type string instead of integer.</text:p>
      <text:p text:style-name="P8">Play video starting at :3:50 and follow transcript3:50</text:p>
      <text:p text:style-name="P8">Be careful as this might be different than what you are expecting, as each of these functions may have different defaults.</text:p>
      <text:p text:style-name="P8">Play video starting at :3:57 and follow transcript3:57</text:p>
      <text:p text:style-name="P8">NetworkX also lets you create graphs from pandas DataFrames. This can be very useful if you need to perform any analysis or data munching on your data.</text:p>
      <text:p text:style-name="P8">Play video starting at :4:8 and follow transcript4:08</text:p>
      <text:p text:style-name="P8">Our dataframe will need to have a similar structure to the edgelist format.</text:p>
      <text:p text:style-name="P8">Play video starting at :4:13 and follow transcript4:13</text:p>
      <text:p text:style-name="P8">Then we can use the from_pandas_data_frame function, passing in the dataframe, the source nodes, target nodes, and edge attributes.</text:p>
      <text:p text:style-name="P8">Play video starting at :4:23 and follow transcript4:23</text:p>
      <text:p text:style-name="P8">And taking a look at the edges, looks like we've successfully loaded up that graph from the dataframe.</text:p>
      <text:p text:style-name="P8">Play video starting at :4:30 and follow transcript4:30</text:p>
      <text:p text:style-name="P8">In addition to these formats NetworkX also has built in functions to easily read in more structured formats such as GML or JSON.</text:p>
      <text:p text:style-name="P8">Play video starting at :4:38 and follow transcript4:38</text:p>
      <text:p text:style-name="P8">Now let's look at a step by step example of reading in a more complex network and analyzing it.</text:p>
      <text:p text:style-name="P8">Play video starting at :4:45 and follow transcript4:45</text:p>
      <text:p text:style-name="P8">We'll be working with a network of chess games in edgelist format.</text:p>
      <text:p text:style-name="P8">Play video starting at :4:49 and follow transcript4:49</text:p>
      <text:p text:style-name="P8">Let's look at the first five lines of chess_graph.txt.</text:p>
      <text:p text:style-name="P8">Play video starting at :4:54 and follow transcript4:54</text:p>
      <text:p text:style-name="P8">Each node corresponds to a chess player and a directed edge represents a game. With the white player in the first column having an outgoing edge, and the black player in the second column having an incoming edge.</text:p>
      <text:p text:style-name="P8">Play video starting at :5:6 and follow transcript5:06</text:p>
      <text:p text:style-name="P8">The weight of the edge in the third column represents the outcome. 1 for white win, 0 for draw, and -1 for black win.</text:p>
      <text:p text:style-name="P8">Play video starting at :5:16 and follow transcript5:16</text:p>
      <text:p text:style-name="P8">The data file also includes a column of approximate timestamps in the fourth column for when the games were played.</text:p>
      <text:p text:style-name="P8">Play video starting at :5:24 and follow transcript5:24</text:p>
      <text:p text:style-name="P8">To read in this network, we use the function read edgelist, passing in the name of the file and the list of tuples with the edge attributes.</text:p>
      <text:p text:style-name="P8">Play video starting at :5:33 and follow transcript5:33</text:p>
      <text:p text:style-name="P8">We're also going to tell the function that we want to create the network using a multi-directed graph. This is important because, otherwise, the function will use the default un-directed graph, and direction, and additional edges will be lost.</text:p>
      <text:p text:style-name="P8">Play video starting at :5:48 and follow transcript5:48</text:p>
      <text:p text:style-name="P8">Let's check to make sure our new graph is a directed multigraph.</text:p>
      <text:p text:style-name="P8">Play video starting at :5:52 and follow transcript5:52</text:p>
      <text:p text:style-name="P8">Good, now let's look at the edges with attributes.</text:p>
      <text:p text:style-name="P8"><text:soft-page-break/>Play video starting at :6:1 and follow transcript6:01</text:p>
      <text:p text:style-name="P8">Looks like we've successfully imported our chess network.</text:p>
      <text:p text:style-name="P8">Play video starting at :6:6 and follow transcript6:06</text:p>
      <text:p text:style-name="P8">Now let's find out which player played the most games in our network by looking at the degree or number of edges of each node.</text:p>
      <text:p text:style-name="P8">Play video starting at :6:14 and follow transcript6:14</text:p>
      <text:p text:style-name="P8">The great function returns a dictionary of the number of edges connected to each node.</text:p>
      <text:p text:style-name="P8">Play video starting at :6:20 and follow transcript6:20</text:p>
      <text:p text:style-name="P8">Note that this is a directed network, and the degree function returns the sum of both in degree, the number of incoming edges, and out degree, the number of outgoing edges.</text:p>
      <text:p text:style-name="P8">Play video starting at :6:30 and follow transcript6:30</text:p>
      <text:p text:style-name="P8">We can then use this dictionary to find the maximum value in the dictionary.</text:p>
      <text:p text:style-name="P8">Play video starting at :6:35 and follow transcript6:35</text:p>
      <text:p text:style-name="P8">And find the key that corresponds to the player with the max value by using a list comprehension.</text:p>
      <text:p text:style-name="P8">Play video starting at :7:1 and follow transcript7:01</text:p>
      <text:p text:style-name="P8">You can see that the player with the most games is player 461, and has played 280 games.</text:p>
      <text:p text:style-name="P8">Play video starting at :7:9 and follow transcript7:09</text:p>
      <text:p text:style-name="P8">Let's do one more example using panda's to find the players that won the most games.</text:p>
      <text:p text:style-name="P8">Play video starting at :7:14 and follow transcript7:14</text:p>
      <text:p text:style-name="P8">First, we create a dataframe using our graph's edge data.</text:p>
      <text:p text:style-name="P8">Play video starting at :7:28 and follow transcript7:28</text:p>
      <text:p text:style-name="P8">Looking at the dataframe created, the outcome column has dictionaries with the edge attributes.</text:p>
      <text:p text:style-name="P8">Play video starting at :7:34 and follow transcript7:34</text:p>
      <text:p text:style-name="P8">Let's use map and a lambda function to pull out the outcome value from those dictionaries.</text:p>
      <text:p text:style-name="P8">Play video starting at :7:50 and follow transcript7:50</text:p>
      <text:p text:style-name="P8">Now let's find the number of times a player 1 is white by finding where outcome is 1, grouping by white, and summing all those values. Similarly, to find the number of times a player 1 is black, we look at where outcome is -1 groupby black sum the values, and multiply by -1.</text:p>
      <text:p text:style-name="P8">Play video starting at :8:11 and follow transcript8:11</text:p>
      <text:p text:style-name="P8">To find the win count, we add up the number of times a player won is white, and is black.</text:p>
      <text:p text:style-name="P8">Play video starting at :8:17 and follow transcript8:17</text:p>
      <text:p text:style-name="P8">We can use the add function, and pass in a fill value of 0. Which will set missing values to 0 to let us find the number of games won for players that happen to only play as black or as white.</text:p>
      <text:p text:style-name="P8">Play video starting at :8:30 and follow transcript8:30</text:p>
      <text:p text:style-name="P8">Using nlargest on our win count dataframe, we find the players that won the most games, with player 330 having won the most games at 109.</text:p>
      <text:p text:style-name="P8">Play video starting at :8:40 and follow transcript8:40</text:p>
      <text:p text:style-name="P8">That wraps it up for this tutorial. Hopefully, this has given you some insight on the different ways that graph can be represented, as well as how to load different formats into NetworkX. Thanks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07:37:48.554005924</meta:creation-date>
    <dc:date>2021-05-17T09:16:30.343776062</dc:date>
    <meta:editing-duration>PT4H14M37S</meta:editing-duration>
    <meta:editing-cycles>5</meta:editing-cycles>
    <meta:generator>LibreOffice/6.0.7.3$Linux_X86_64 LibreOffice_project/00m0$Build-3</meta:generator>
    <meta:document-statistic meta:table-count="0" meta:image-count="0" meta:object-count="0" meta:page-count="12" meta:paragraph-count="241" meta:word-count="8952" meta:character-count="48672" meta:non-whitespace-character-count="39960"/>
  </office:meta>
</office:document-meta>
</file>